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48pt" officeooo:rsid="00089231" officeooo:paragraph-rsid="00089231" style:font-size-asian="48pt" style:font-size-complex="48pt"/>
    </style:style>
    <style:style style:name="P2" style:family="paragraph" style:parent-style-name="Standard">
      <style:text-properties fo:font-size="48pt" officeooo:rsid="000c1a4c" officeooo:paragraph-rsid="000c1a4c" style:font-size-asian="48pt" style:font-size-complex="48pt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ción1" text:protected="true">
        <text:section-source xlink:href="../modelo%20entidad%20relacion.odt"/>
        <text:p text:style-name="Text_20_body"/>
      </text:section>
      <text:p text:style-name="P2">costos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4T13:25:48.824908669</meta:creation-date>
    <dc:date>2025-03-14T15:33:34.046960962</dc:date>
    <meta:editing-duration>PT2H7M43S</meta:editing-duration>
    <meta:editing-cycles>7</meta:editing-cycles>
    <meta:generator>LibreOffice/7.3.7.2$Linux_X86_64 LibreOffice_project/30$Build-2</meta:generator>
    <meta:document-statistic meta:table-count="0" meta:image-count="0" meta:object-count="0" meta:page-count="1" meta:paragraph-count="1" meta:word-count="1" meta:character-count="6" meta:non-whitespace-character-count="6"/>
  </office:meta>
</office:document-meta>
</file>